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NewRomanPSMT" svg:font-family="TimesNewRomanPSMT"/>
    <style:font-face style:name="Georgia" svg:font-family="Georgia" style:font-family-generic="roman"/>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top="0cm" fo:margin-bottom="0cm" fo:line-height="100%" fo:text-align="start" style:justify-single-word="false" style:register-true="false"/>
      <style:text-properties style:font-name="Arial1" fo:font-size="12pt" fo:language="en" fo:country="US" style:font-size-asian="12pt" style:font-size-complex="12pt"/>
    </style:style>
    <style:style style:name="P2" style:family="paragraph" style:parent-style-name="Text_20_body">
      <style:paragraph-properties fo:margin-top="0cm" fo:margin-bottom="0cm" fo:text-align="start" style:justify-single-word="false"/>
      <style:text-properties style:font-name="Arial1" fo:font-size="12pt" fo:language="en" fo:country="US" style:font-size-asian="12pt" style:font-size-complex="12pt"/>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text-align="start" style:justify-single-word="false"/>
      <style:text-properties style:font-name="Arial1" fo:language="en" fo:country="US"/>
    </style:style>
    <style:style style:name="P5" style:family="paragraph" style:parent-style-name="Standard">
      <style:text-properties style:font-name="Arial1" fo:font-size="12pt" fo:language="en" fo:country="US" style:font-size-asian="12pt" style:font-size-complex="12pt"/>
    </style:style>
    <style:style style:name="P6" style:family="paragraph" style:parent-style-name="Standard">
      <style:paragraph-properties fo:line-height="150%" fo:text-align="justify" style:justify-single-word="false"/>
      <style:text-properties style:font-name="Arial1" fo:font-size="12pt" fo:language="en" fo:country="US" style:font-size-asian="12pt" style:font-size-complex="12pt"/>
    </style:style>
    <style:style style:name="P7" style:family="paragraph" style:parent-style-name="Standard">
      <style:paragraph-properties fo:line-height="100%" fo:text-align="start" style:justify-single-word="false"/>
      <style:text-properties style:font-name="Arial1" fo:font-size="12pt" fo:language="en" fo:country="US" style:font-size-asian="12pt" style:font-size-complex="12pt"/>
    </style:style>
    <style:style style:name="P8" style:family="paragraph" style:parent-style-name="Standard">
      <style:paragraph-properties fo:text-align="start" style:justify-single-word="false"/>
      <style:text-properties style:font-name="Arial1" fo:font-size="12pt" fo:language="en" fo:country="US" style:font-size-asian="12pt" style:font-size-complex="12pt"/>
    </style:style>
    <style:style style:name="P9" style:family="paragraph" style:parent-style-name="Standard">
      <style:paragraph-properties fo:line-height="150%" fo:text-align="justify" style:justify-single-word="false"/>
      <style:text-properties style:font-name="Arial1" fo:font-size="12pt" style:font-size-asian="12pt" style:font-size-complex="12pt"/>
    </style:style>
    <style:style style:name="P10" style:family="paragraph" style:parent-style-name="Standard">
      <style:paragraph-properties fo:margin-top="0cm" fo:margin-bottom="0cm" fo:line-height="100%" fo:text-align="start" style:justify-single-word="false" style:register-true="false"/>
      <style:text-properties style:font-name="Arial1" fo:font-size="12pt" fo:language="en" fo:country="US" style:font-size-asian="12pt" style:font-size-complex="12pt"/>
    </style:style>
    <style:style style:name="P11" style:family="paragraph" style:parent-style-name="Standard">
      <style:paragraph-properties fo:margin-top="0cm" fo:margin-bottom="0cm" fo:text-align="start" style:justify-single-word="false"/>
      <style:text-properties style:font-name="Arial1" fo:font-size="12pt" fo:language="en" fo:country="US" style:font-size-asian="12pt" style:font-size-complex="12pt"/>
    </style:style>
    <style:style style:name="T1" style:family="text">
      <style:text-properties fo:color="#232323"/>
    </style:style>
    <style:style style:name="T2" style:family="text">
      <style:text-properties style:font-name="Arial1" fo:font-size="12pt" fo:language="en" fo:country="US" style:font-size-asian="12pt" style:font-size-complex="12pt"/>
    </style:style>
    <style:style style:name="T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text:tab/>Italy, officially known as the Italian Republic is a parliamentary republic in Europe bordered by France, Switzerland, Austria, Slovenia, San Marino and Vatican City. Italy has a population of 61 million and the main religion is christianity (90% Roman Catholics). Italy has a literacy rate of 98% and the 8th largest GDP in the world at approximately 1.8 trillion dollars. In recent years including 2016, Italy has faced a series of economic and political crises. Nonetheless, Italy is very rich in culture and history. It is also a prominent member in the United Nations including the General Assembly and the United Nations Educational, Scientific, and Cultural Organization.</text:span></text:p>
      <text:p text:style-name="P6"/>
      <text:p text:style-name="P6"><text:tab/>The most corrupt nations according to Transparency International are Somalia, North Korea, Afghanistan, Sudan, South Sudan and Angola. In reality, all nations are corrupt - not one is corruption free; however, some are more corrupt than others. One method to identify corrupt nations is to look at how peaceful they are. It is no surprise that 5 of the 10 most corrupt nation in the world are also among the 10 least peaceful. These countries also have very low standards of living and are not developed. As more money is used for corrupt purposes, less money is available to improve infrastructure, for services such as education, and for necessities. Furthermore, low wages for public servants promotes corruption. Few jobs in the private sector push more people to join the public sector; therefore, more and more people join in the corruption. People in the private sectors who are not participating in corruption are punished because their competitors that do participate in corrupt activities receive unfair advantages. Public servants who do not participate in corruption are often removed from office. Two ways other nations can help corrupt governments is to make sure any dealings between the two nations remains public. By promoting other governments to be transparent and open about spending, it will be harder to be corrupt, harder to hide money (especially large sums), and ensures that the resources spent are used in the best interest of the public. Another strategy is to promote education around the world, including the education on the rights and responsibilities of governments and citizens. Citizens educated about what the government can and cannot do, and what they should do for its citizens, will allow for more people to understand the issue of corruption, and will put more pressure on governments to stop such activities. Another important strategy is to pay public servants well. If government officials are payed well, they are less likely to participate in corrupt activities, and with less corrupt government officials their would be less corruption in governments.</text:p>
      <text:p text:style-name="P6"><text:tab/>There are many indicators that countries have achieved good governance. One such <text:soft-page-break/>indicator is the quality of infrastructure such as transportation, telecommunications, and electricity supply. This is an effective indicator since a large portion of government spending is on infrastructure. Therefore, there is a lot of corruption that can be involved in these transactions and money lost from corruption can often be taken out of infrastructure budgets. Another useful indicator is policy consistency. Countries with governments that do not honor the policies of former governments are much more prone to corruption. Countries with low political stability make many changes to their policies; therefore, the numerous negotiations as a result of these policy changes, provide many occasions for corruption to occur. <text:s/></text:p>
      <text:p text:style-name="P6"><text:tab/>Teachers teaching Syrian refugees face many difficulties and problems. Many of the issues are not foreseen and cannot be previously prepared for. For this reason, only providing training will not allow teachers to solve every problem that arrises. One solution is the use of cellular devices. This is an innovation that has been developed and tested at the Kakuma refugee camp in Kenya. It showed that mobile phones can help teachers improve their teaching. This initiative provided teachers with an opportunity to instantly communicate with teacher from their own schools and with educational specialists. This allows them to quickly receive solutions to a variety of problems that may arise. However, the study notes that more in-person training and mentoring support is needed. </text:p>
      <text:p text:style-name="P6"><text:tab/>Italy is a country that is very active regarding World Heritage Sites. It currently contains <text:s/>more sites than any other country at 51. However, Italy wants a more equal distribution of World Heritage Sites around the world; therefore, it is not submitting a proposal for any sites to be elected World Heritage Sites in 2016.</text:p>
      <text:p text:style-name="P6"><text:tab/>One method in which the selection process could be greatly improved is if member states were no longer allowed to submit sites for inclusion on the World Heritage Sites list. Instead, independent groups of individuals who understand these sites such as archaeologists, ecologists, and historians should be in charge of recommending sites. This has numerous effects such as providing a more fair mean of choosing World Heritage Sites and will rid the need for countries to lobby for their own sites. However, a drastic change such as this one may not be accepted. Instead some other more conservative changes may be <text:s/>accepted. The selection process can be greatly improved if firstly senior management from IUCN, ICOMOS and the World Heritage Centre clarified their respective roles in the selection process. The role of the World Heritage Centre is to act as the UNESCO secretariat for the World Heritage Convention. It must manage the nomination process with State Parties. For example, the <text:s/>World Heritage Centre gives advice to the States when they are preparing their <text:soft-page-break/>nomination file for the application. The Centre then reviews it and checks for completeness. Finally, the World Heritage Centre sends the file to the corresponding Advisory Boards. It is then the role of ICOMOS and IUCN to give formal advice to the World Heritage Committee on wether or not the site meets the threshold of Outstanding Universal Value and to present their evaluations on the site. It is not the role of the World Heritage Centre to make such decisions and it is inappropriate for it to give any such advice. For this reason, it would be wise for the roles of these organizations to be reiterated in order to preserve the selection system of World Heritage Sites. Another improvement would be if competition between countries regarding which nation has the most sites could be stopped. The purpose of these sites is not to gain "bragging rights", but to preserve the culture, heritage, and history of some of our world's greatest treasures. To do this, the amount of compulsory contributions made by State Parties that submit proposals should be greatly increased. This would raise more much needed funds, discourage competition between countries, discourage countries from submitting sites with none or little natural, or cultural value, and will help force countries with low levels of funding towards these programs to provide funds for their sites. </text:p>
      <text:p text:style-name="P6"><text:tab/>Tourism is an inevitable repercussion that accompanies World Heritage Sites. Evidently, these sites have exceptionally alluring qualities, resulting in their selection for the World Heritage Sites List, and the thousands of tourists who visit every year. The very idea that these sites belong to everyone, and that these sites should be protected for the enjoyment and education of the citizens of the world is the reason for the World Heritage Convention. Thus, tourism is an important part of such discussions. Tourism allows sites to gain funds from visitors, grow international recognition, and can allow restaurants, hotels, and other businesses to help support the sites and to educate tourists on their responsibilities. Another great role is tourism's support, both emotionally and financially, of the culture of the regions where these sites are found, for example, by helping locals. There are also many evident downfalls of tourism. Tourism requires sites to manage tourists, implement policies regarding tourism, and to develop procedures to minimize tourist impact. All of this will take money, time, and human resources away from the preservation and protection of the aforementioned sites. A right balance between tourism's economic gain and site preservation is needed. Furthermore, World Heritage Sites need to be periodically renewed and renovated in order to accustom the demand of tourism and to appeal to tourists. These sites also have an obligation to preserve the sites' cultural beliefs and values. This poses a conflict of interest. The sizes and types of World Heritage Sites also vary greatly, from sites such as the Phoenix <text:soft-page-break/>Islands that covers a territory of over 3.5 million squared kilometers to a site such as Venice that is 400 squared kilometers in area to the Holy Trinity Column which is the size of the statue. The sizes and types of World Heritage Sites differ greatly; it is therefore not effective to implement one policy to help all World Heritage Sites balance their tourism and protection efforts. Instead, UNESCO should provide education to the leaders and employees of these sites so that they can themselves better judge, evaluate and fix the problems that arise. This way every site will be able to find the right balance individually. It is important to educate the managers of these sites with strategies. For example, limiting infrastructure and not providing certain facilities such as paved roads can deter tourists from coming, while increasing such amenities can increase tourism. Another strategy is to change visiting hours, for example, extending them in the morning can allow opportunities for birdwatchers to better view certain specimen, this may increase visitors. While reducing or shifting these hours may reduce the number of visitors. Small changes and strategies such as these will not greatly impact the World Heritage Sites, but may aid the managers in controlling the amount of visitors based on their sites' needs. An example of such behaviors in Italy is that officials are trying to impose a limit on the number of tourists visiting Venice. They will do this by introducing an online ticketing system. This modification is in part due to the fact the Venice has a population of 55000 but receives 22 million visitors a year. UNESCO is also expressing concern about cruise ships entering the lagoon. UNESCO claims that the cruise liners are causing structural integrity defects to the city and are harming the local ecosystems. </text:p>
      <text:p text:style-name="P6"><text:tab/>An important part of preserving the culture of the World Heritage Sites is to spread media about these sites, people, and cultures around the world. Simply preserving the World Heritage Sites has little value to humanity and will not preserve the culture alone. It is important that we spread the history and beliefs of a certain region where these sites are found to actually preserve their culture. By educating people around the world, we will pass on these beliefs, and we may persuade people to be more caring for the World Heritage Sites that they choose to visit. Ensuring that the World Heritage Sites are well preserved is also important. This can be done through limiting tourism and educating visitors of responsible tourism. Research has shown that multimedia presentations, namely videos, are the most effective at ensuring that tourists respect the sites. </text:p>
      <text:p text:style-name="P9"><text:span text:style-name="T3"><text:tab/>The main way in which developing countries can help achieve Education 2030 is by improving their quality of teachers. Teachers form the foundation of all schools and education. Regardless of all other factors, only good teachers will provide a good education. No policy </text:span><text:soft-page-break/><text:span text:style-name="T3">changes or amount of money can replace capable and enthusiastic ones. Thus, teacher training must be improved. Secondly, more resources must be spent on school infrastructure. By providing schools with amenities such as wells, schools will be come central parts of communities and more children will go to schools this way. Thirdly, developing countries need to reach out to to local communities and encourage them to become teachers. Too often, the students that do succeed in small rural communities will leave for other countries or larger cities. By encouraging them to stay, the issue of a lack of qualified teachers can be resolved. </text:span></text:p>
      <text:p text:style-name="P6"><text:tab/>An international standard should not be established. Different countries and different people require various levels of education. The truth is that Western countries have a much higher education level than that of which is needed in some developing countries. In western countries such as Italy it is a necessity to learn advanced maths and sciences in secondary school. This is very beneficial to all those who take these courses because they will be able to apply these knowledges later on. However, in developing countries although it would be nice if everyone had the opportunity to learn these topics, it is not as necessary. Forcing students to take these subject when they will have no use for them will only have a contradictory effect. Instead of allowing students to focus on topics useful to them, some students may have to use valuable time studying for topics that they simply do not need. For this reason an international standard would not be beneficial. </text:p>
      <text:p text:style-name="P4">Links :</text:p>
      <text:p text:style-name="P7">http://www.transparency.org/cpi2015</text:p>
      <text:p text:style-name="P7">http://oecdobserver.org/news/archivestory.php/aid/291/Fighting_corruption_in_the_developing_countries.html</text:p>
      <text:p text:style-name="P7">http://www.ethic-intelligence.com/experts/9105-strengthening-anti-corruption-legislation-italy/</text:p>
      <text:p text:style-name="P7">http://blogs.worldbank.org/futuredevelopment/six-strategies-fight-corruption</text:p>
      <text:p text:style-name="P7">http://economics.mit.edu/files/7589</text:p>
      <text:p text:style-name="P7">http://www3.nd.edu/~ndjicl/V2I1/Brunelle-Quraishi.pdf</text:p>
      <text:p text:style-name="P7">https://www.transparency.org/about/</text:p>
      <text:p text:style-name="P7">https://www.mcc.gov/who-we-fund/indicator/government-effectiveness-indicator</text:p>
      <text:p text:style-name="P7">https://www.timeshighereducation.com/news/anti-corruption-boss-target-italian-universities</text:p>
      <text:p text:style-name="P7">http://www.cedol.org/wp-content/uploads/2012/02/52-56-2007.pdf</text:p>
      <text:p text:style-name="P7">http://blogs.wsj.com/riskandcompliance/2016/10/18/corruption-currents-italian-mob-trades-weapons-for-is-looted-art/</text:p>
      <text:p text:style-name="P7">http://whc.unesco.org/archive/1976/shc-76-conf014-col9e.pdf</text:p>
      <text:p text:style-name="P7">http://www.huffingtonpost.com/vincenzo-prosperi/alberobello-italy-travel_b_12513832.html</text:p>
      <text:p text:style-name="P7">http://ec.europa.eu/dgs/home-affairs/what-we-do/policies/organized-crime-and-human-trafficking/corruption/anti-corruption-report/docs/2014_acr_italy_chapter_en.pdf</text:p>
      <text:p text:style-name="P7">http://www.unhcr.org/4fe317589.pdf</text:p>
      <text:p text:style-name="P7"><text:span text:style-name="T1">https://www.transparency.org/about/</text:span></text:p>
      <text:p text:style-name="P7">http://en.unesco.org</text:p>
      <text:p text:style-name="P7">http://whc.unesco.org/en/statesparties/it</text:p>
      <text:p text:style-name="P7"><text:soft-page-break/>http://portal.unesco.org/en/ev.php-URL_ID=49358&amp;URL_DO=DO_TOPIC&amp;URL_SECTION=201.html</text:p>
      <text:p text:style-name="P7">http://whc.unesco.org/en/criteria/ </text:p>
      <text:p text:style-name="P7"><text:span text:style-name="T1">https://www.unodc.org/unodc/en/treaties/CAC/</text:span></text:p>
      <text:p text:style-name="P1">https://www.theguardian.com/culture/2016/feb/16/unesco-italy-art-artefacts-islamic-state http://resourcecentre.savethechildren.se/sites/default/files/documents/6197.pdf http://www.thesundaily.my/news/2053996 </text:p>
      <text:p text:style-name="P10">http://whc.unesco.org/en/world-heritage-fund</text:p>
      <text:p text:style-name="P10">http://www.wsj.com/articles/italy-approaches-a-constitutional-reckoning-1478459394</text:p>
      <text:p text:style-name="P10">http://whc.unesco.org/uploads/activities/documents/activity-113-2.pdf</text:p>
      <text:p text:style-name="P10">https://www.iucn.org/downloads/evaluation_of_iucn_work__in_world_heritage_nominations_2005.pdf</text:p>
      <text:p text:style-name="P1">http://en.unesco.org/themes/education-21st-century</text:p>
      <text:p text:style-name="P1"><text:span text:style-name="T1">http://blogs.worldbank.org/futuredevelopment/six-strategies-fight-corruption </text:span></text:p>
      <text:p text:style-name="P7">http://www.independent.co.uk/news/world/politics/the-big-question-what-is-a-world-heritage-site-and-does-the-accolade-make-a-difference-997955.html</text:p>
      <text:p text:style-name="P7">http://openscholarship.wustl.edu/cgi/viewcontent.cgi?article=1026&amp;context=law_globalstudies</text:p>
      <text:p text:style-name="P8">https://en.wikipedia.org/wiki/World_Heritage_Site</text:p>
      <text:p text:style-name="P2">http://www.unesco.org/new/en/education/themes/leading-the-international- agenda/education-for-all/sdg4-education-2030/ http://www.unmillenniumproject.org/goals/gti.htm#goal2</text:p>
      <text:p text:style-name="P8">https://challenges.openideo.com/blog/congratulations-to-our-refugee-education-challenge-top-ideas</text:p>
      <text:p text:style-name="P11">https://www.mcc.gov/who-we-fund/indicator/government-effectiveness-indicator</text:p>
      <text:p text:style-name="P11">http://www.businessinsider.com/italys-political-and-economic-crisis-threatens-europes-stability-2016-7</text:p>
      <text:p text:style-name="P11">http://whc.unesco.org/en/criteria/</text:p>
      <text:p text:style-name="P2">http://www.unicef.org/education/bege_73537.html </text:p>
      <text:p text:style-name="P2">http://unesdoc.unesco.org/images/0024/002432/243278e.pdf </text:p>
      <text:p text:style-name="P2">http://www.un.org/en/sc/members/</text:p>
      <text:p text:style-name="P11"/>
      <text:p text:style-name="P11"/>
      <text:p text:style-name="P8"/>
      <text:p text:style-name="P8"/>
      <text:p text:style-name="P8"/>
      <text:p text:style-name="P8"/>
      <text:p text:style-name="P8"/>
      <text:p text:style-name="P8"/>
      <text:p text:style-name="P8"/>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NewRomanPSMT" svg:font-family="TimesNewRomanPSMT"/>
    <style:font-face style:name="Georgia" svg:font-family="Georgia" style:font-family-generic="roman"/>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Potaptchik</meta:initial-creator>
    <meta:creation-date>2016-11-01T22:21:05</meta:creation-date>
    <dc:date>2016-11-09T07:36:35</dc:date>
    <dc:creator>Peter Potaptchik</dc:creator>
    <meta:editing-duration>PT11H24S</meta:editing-duration>
    <meta:editing-cycles>79</meta:editing-cycles>
    <meta:generator>OpenOffice/4.1.1$Unix OpenOffice.org_project/411m6$Build-9775</meta:generator>
    <meta:document-statistic meta:table-count="0" meta:image-count="0" meta:object-count="0" meta:page-count="6" meta:paragraph-count="50" meta:word-count="2189" meta:character-count="16314"/>
  </office:meta>
</office:document-meta>
</file>